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Lucida Brigh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Lucida Bright" officeooo:rsid="000092fe" officeooo:paragraph-rsid="000092fe"/>
    </style:style>
    <style:style style:name="P3" style:family="paragraph" style:parent-style-name="Standard">
      <style:paragraph-properties fo:margin-left="0cm" fo:margin-right="0cm" fo:text-indent="0cm" style:auto-text-indent="false" fo:break-before="page"/>
      <style:text-properties fo:color="#000000" loext:opacity="100%" style:font-name="Lucida Bright" officeooo:rsid="000092fe" officeooo:paragraph-rsid="000092fe"/>
    </style:style>
    <style:style style:name="T1" style:family="text">
      <style:text-properties fo:color="#0f4662" loext:opacity="100%"/>
    </style:style>
    <style:style style:name="T2" style:family="text">
      <style:text-properties officeooo:rsid="00011a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stomer Churn Analysis for Telecommunications Company </text:p>
      <text:p text:style-name="P1"/>
      <text:p text:style-name="P1"/>
      <text:p text:style-name="P2"/>
      <text:p text:style-name="P3"/>
      <text:p text:style-name="P2"/>
      <text:p text:style-name="P2">Data Loading: <text:span text:style-name="T2">In python pandas library is used for data collection. 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1T08:51:10.927000000</meta:creation-date>
    <dc:date>2025-10-11T08:54:56.745000000</dc:date>
    <meta:editing-duration>PT3M46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" meta:word-count="17" meta:character-count="123" meta:non-whitespace-character-count="106"/>
  </office:meta>
</office:document-meta>
</file>